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sans-serif" svg:font-family="sans-serif"/>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office:font-face-decls>
  <office:automatic-styles>
    <style:style style:name="Projektphasen" style:family="table">
      <style:table-properties style:width="13.446cm" fo:margin-left="0.721cm" fo:margin-right="0.483cm" table:align="margins" style:writing-mode="lr-tb"/>
    </style:style>
    <style:style style:name="Projektphasen.A" style:family="table-column">
      <style:table-column-properties style:column-width="3.993cm" style:rel-column-width="2264*"/>
    </style:style>
    <style:style style:name="Projektphasen.B" style:family="table-column">
      <style:table-column-properties style:column-width="6.59cm" style:rel-column-width="3736*"/>
    </style:style>
    <style:style style:name="Projektphasen.C" style:family="table-column">
      <style:table-column-properties style:column-width="2.863cm" style:rel-column-width="1623*"/>
    </style:style>
    <style:style style:name="Projektphasen.A1" style:family="table-cell">
      <style:table-cell-properties fo:padding="0.097cm" fo:border="0.002cm solid #cccccc"/>
    </style:style>
    <style:style style:name="Projektphasen.2" style:family="table-row">
      <style:table-row-properties style:min-row-height="0.78cm"/>
    </style:style>
    <style:style style:name="Projektphasen.A2" style:family="table-cell">
      <style:table-cell-properties fo:padding="0.097cm" fo:border-left="0.002cm solid #cccccc" fo:border-right="none" fo:border-top="none" fo:border-bottom="0.002cm solid #cccccc"/>
    </style:style>
    <style:style style:name="Projektphasen.C2" style:family="table-cell">
      <style:table-cell-properties fo:padding="0.097cm" fo:border-left="0.002cm solid #cccccc" fo:border-right="0.002cm solid #cccccc" fo:border-top="none" fo:border-bottom="0.002cm solid #cccccc"/>
    </style:style>
    <style:style style:name="Projektphasen.3" style:family="table-row">
      <style:table-row-properties style:min-row-height="1.901cm"/>
    </style:style>
    <style:style style:name="P1" style:family="paragraph" style:parent-style-name="Head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Verdana"/>
    </style:style>
    <style:style style:name="P4" style:family="paragraph" style:parent-style-name="Standard">
      <style:paragraph-properties fo:text-align="center" style:justify-single-word="false"/>
      <style:text-properties style:font-name="Verdana" fo:font-weight="bold" style:font-weight-asian="bold" style:font-weight-complex="bold"/>
    </style:style>
    <style:style style:name="P5" style:family="paragraph" style:parent-style-name="Standard">
      <style:paragraph-properties fo:text-align="justify" style:justify-single-word="false"/>
      <style:text-properties style:font-name="Verdana" fo:font-size="12pt" style:font-size-asian="12pt" style:font-size-complex="12pt"/>
    </style:style>
    <style:style style:name="P6" style:family="paragraph" style:parent-style-name="Standard">
      <style:paragraph-properties fo:text-align="justify" style:justify-single-word="false"/>
      <style:text-properties style:font-name="Verdana"/>
    </style:style>
    <style:style style:name="P7" style:family="paragraph" style:parent-style-name="Standard">
      <style:paragraph-properties fo:text-align="justify" style:justify-single-word="false"/>
      <style:text-properties style:font-name="Verdana" fo:font-weight="normal"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000000" style:font-name="Verdana" fo:font-size="12pt" fo:letter-spacing="normal" fo:font-style="normal" fo:font-weight="normal" style:font-size-asian="12pt" style:font-style-asian="normal"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000000" style:font-name="Verdana" fo:font-size="12pt" fo:letter-spacing="normal" fo:font-style="normal" fo:font-weight="normal" style:font-size-asian="12pt" style:font-style-asian="normal" style:font-weight-asian="normal"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margin-left="1.27cm" fo:margin-right="0cm" fo:text-align="justify" style:justify-single-word="false" fo:text-indent="0cm" style:auto-text-indent="false"/>
    </style:style>
    <style:style style:name="P12" style:family="paragraph" style:parent-style-name="Standard">
      <style:paragraph-properties fo:margin-left="1.27cm" fo:margin-right="0cm" fo:text-align="center" style:justify-single-word="false" fo:text-indent="0cm" style:auto-text-indent="false"/>
    </style:style>
    <style:style style:name="P13" style:family="paragraph" style:parent-style-name="Text_20_body">
      <style:paragraph-properties fo:text-align="justify" style:justify-single-word="false"/>
    </style:style>
    <style:style style:name="P14" style:family="paragraph" style:parent-style-name="Preformatted_20_Text">
      <style:paragraph-properties fo:text-align="center" style:justify-single-word="false"/>
      <style:text-properties style:font-name="Verdana"/>
    </style:style>
    <style:style style:name="P15" style:family="paragraph" style:parent-style-name="Preformatted_20_Text">
      <style:paragraph-properties fo:text-align="center" style:justify-single-word="false"/>
    </style:style>
    <style:style style:name="P16" style:family="paragraph" style:parent-style-name="Preformatted_20_Text">
      <style:paragraph-properties fo:margin-top="0cm" fo:margin-bottom="0.499cm" fo:text-align="center" style:justify-single-word="false"/>
      <style:text-properties style:font-name="Verdana"/>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Standard">
      <style:paragraph-properties fo:text-align="justify" style:justify-single-word="false"/>
      <style:text-properties style:font-name="Verdana"/>
    </style:style>
    <style:style style:name="P19" style:family="paragraph" style:parent-style-name="Standard" style:list-style-name="WWNum1">
      <style:paragraph-properties fo:text-align="justify" style:justify-single-word="false">
        <style:tab-stops>
          <style:tab-stop style:position="1.249cm"/>
          <style:tab-stop style:position="3.916cm"/>
        </style:tab-stops>
      </style:paragraph-properties>
      <style:text-properties style:font-name="Verdana"/>
    </style:style>
    <style:style style:name="P20" style:family="paragraph" style:parent-style-name="Standard" style:list-style-name="WWNum1">
      <style:paragraph-properties fo:text-align="start" style:justify-single-word="false">
        <style:tab-stops>
          <style:tab-stop style:position="1.249cm"/>
          <style:tab-stop style:position="3.916cm"/>
        </style:tab-stops>
      </style:paragraph-properties>
      <style:text-properties style:font-name="Verdana"/>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ab-stops>
          <style:tab-stop style:position="1.249cm"/>
          <style:tab-stop style:position="3.916cm"/>
        </style:tab-stops>
      </style:paragraph-properties>
    </style:style>
    <style:style style:name="P23" style:family="paragraph" style:parent-style-name="Standard" style:list-style-name="WWNum1">
      <style:paragraph-properties fo:text-align="justify" style:justify-single-word="false">
        <style:tab-stops>
          <style:tab-stop style:position="1.249cm"/>
          <style:tab-stop style:position="3.916cm"/>
        </style:tab-stops>
      </style:paragraph-properties>
    </style:style>
    <style:style style:name="P24" style:family="paragraph" style:parent-style-name="Standard" style:list-style-name="WWNum1">
      <style:paragraph-properties fo:text-align="justify" style:justify-single-word="false"/>
    </style:style>
    <style:style style:name="P25" style:family="paragraph" style:parent-style-name="Standard" style:list-style-name="L5">
      <style:paragraph-properties fo:text-align="justify"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style:style>
    <style:style style:name="P29" style:family="paragraph" style:parent-style-name="Standard">
      <style:paragraph-properties fo:text-align="justify" style:justify-single-word="false">
        <style:tab-stops>
          <style:tab-stop style:position="1.249cm"/>
          <style:tab-stop style:position="3.916cm"/>
        </style:tab-stops>
      </style:paragraph-properties>
      <style:text-properties fo:color="#004586" fo:font-size="14pt" fo:font-weight="bold" style:font-size-asian="14pt" style:font-weight-asian="bold" style:font-size-complex="14pt" style:font-weight-complex="bold"/>
    </style:style>
    <style:style style:name="P30" style:family="paragraph" style:parent-style-name="Standard">
      <style:paragraph-properties fo:text-align="justify" style:justify-single-word="false">
        <style:tab-stops>
          <style:tab-stop style:position="1.249cm"/>
          <style:tab-stop style:position="3.916cm"/>
        </style:tab-stops>
      </style:paragraph-properties>
      <style:text-properties fo:color="#0066cc" fo:font-size="13pt" fo:font-weight="bold" fo:background-color="transparent" style:font-size-asian="13pt" style:font-weight-asian="bold" style:font-size-complex="13pt" style:font-weight-complex="bold"/>
    </style:style>
    <style:style style:name="P31" style:family="paragraph" style:parent-style-name="Standard">
      <style:paragraph-properties fo:text-align="justify" style:justify-single-word="false">
        <style:tab-stops>
          <style:tab-stop style:position="1.249cm"/>
          <style:tab-stop style:position="3.916cm"/>
        </style:tab-stops>
      </style:paragraph-properties>
      <style:text-properties fo:color="#0066cc" fo:font-size="12pt" fo:font-weight="bold" fo:background-color="transparent" style:font-size-asian="12pt" style:font-weight-asian="bold" style:font-size-complex="12pt" style:font-weight-complex="bold"/>
    </style:style>
    <style:style style:name="P32" style:family="paragraph" style:parent-style-name="Text_20_body">
      <style:paragraph-properties fo:text-align="justify" style:justify-single-word="false"/>
      <style:text-properties style:font-name="Verdana"/>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justify" style:justify-single-word="false"/>
      <style:text-properties fo:color="#c0c0c0"/>
    </style:style>
    <style:style style:name="P35" style:family="paragraph" style:parent-style-name="Text_20_body">
      <style:paragraph-properties fo:text-align="justify" style:justify-single-word="false"/>
      <style:text-properties fo:color="#c0c0c0" style:font-name="Verdana"/>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color="#0084d1" style:font-name="Verdana"/>
    </style:style>
    <style:style style:name="P38" style:family="paragraph" style:parent-style-name="Text_20_body">
      <style:paragraph-properties fo:text-align="justify" style:justify-single-word="false"/>
      <style:text-properties fo:color="#000000" style:font-name="Verdana"/>
    </style:style>
    <style:style style:name="P39" style:family="paragraph" style:parent-style-name="Text_20_body">
      <style:paragraph-properties fo:text-align="justify" style:justify-single-word="false"/>
      <style:text-properties fo:color="#000000" style:font-name="Verdana" fo:font-weight="bold" style:font-weight-asian="bold" style:font-weight-complex="bold"/>
    </style:style>
    <style:style style:name="P40" style:family="paragraph" style:parent-style-name="Text_20_body">
      <style:paragraph-properties fo:text-align="justify" style:justify-single-word="false"/>
      <style:text-properties fo:color="#000000" style:font-name="Verdana" fo:font-size="12pt" fo:font-weight="normal"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fo:color="#000000" fo:font-size="12pt" fo:font-weight="normal" style:font-size-asian="12pt" style:font-weight-asian="normal" style:font-size-complex="12pt" style:font-weight-complex="normal"/>
    </style:style>
    <style:style style:name="P42" style:family="paragraph" style:parent-style-name="Text_20_body">
      <style:paragraph-properties fo:text-align="justify" style:justify-single-word="false"/>
      <style:text-properties fo:font-weight="bold" style:font-weight-asian="bold" style:font-weight-complex="bold"/>
    </style:style>
    <style:style style:name="P43" style:family="paragraph" style:parent-style-name="Text_20_body">
      <style:paragraph-properties fo:text-align="justify" style:justify-single-word="false" fo:background-color="transparent">
        <style:background-image/>
      </style:paragraph-properties>
    </style:style>
    <style:style style:name="P44" style:family="paragraph" style:parent-style-name="Text_20_body">
      <style:paragraph-properties fo:text-align="justify" style:justify-single-word="false" fo:background-color="transparent">
        <style:background-image/>
      </style:paragraph-properties>
      <style:text-properties fo:color="#0084d1" style:font-name="Verdana"/>
    </style:style>
    <style:style style:name="P45" style:family="paragraph" style:parent-style-name="Heading_20_1">
      <style:paragraph-properties fo:text-align="justify" style:justify-single-word="false"/>
    </style:style>
    <style:style style:name="P46" style:family="paragraph" style:parent-style-name="Heading_20_1">
      <style:paragraph-properties fo:text-align="justify" style:justify-single-word="false"/>
      <style:text-properties style:font-name="Verdana"/>
    </style:style>
    <style:style style:name="P47" style:family="paragraph" style:parent-style-name="Heading_20_2" style:list-style-name="WWNum1">
      <style:paragraph-properties fo:text-align="justify" style:justify-single-word="false"/>
    </style:style>
    <style:style style:name="P48" style:family="paragraph" style:parent-style-name="Heading_20_2" style:list-style-name="WWNum1">
      <style:paragraph-properties fo:text-align="justify" style:justify-single-word="false"/>
      <style:text-properties style:font-name="Verdana"/>
    </style:style>
    <style:style style:name="P49" style:family="paragraph" style:parent-style-name="Heading_20_2" style:list-style-name="WWNum1">
      <style:paragraph-properties fo:text-align="justify" style:justify-single-word="false"/>
      <style:text-properties fo:font-size="12pt" style:font-size-asian="12pt" style:font-size-complex="12pt"/>
    </style:style>
    <style:style style:name="P50" style:family="paragraph" style:parent-style-name="Heading_20_3" style:list-style-name="WWNum1">
      <style:paragraph-properties fo:text-align="justify" style:justify-single-word="false"/>
      <style:text-properties style:font-name="Verdana"/>
    </style:style>
    <style:style style:name="P51" style:family="paragraph" style:parent-style-name="Heading_20_3" style:list-style-name="WWNum1">
      <style:paragraph-properties fo:text-align="justify" style:justify-single-word="false"/>
    </style:style>
    <style:style style:name="P52" style:family="paragraph" style:parent-style-name="Heading_20_3" style:list-style-name="WWNum1">
      <style:paragraph-properties fo:text-align="justify" style:justify-single-word="false"/>
      <style:text-properties fo:color="#0084d1" style:font-name="Verdana"/>
    </style:style>
    <style:style style:name="P53" style:family="paragraph" style:parent-style-name="Table_20_Contents">
      <style:text-properties style:font-name="Verdana1" fo:font-size="12pt" style:font-size-asian="12pt" style:font-size-complex="12pt"/>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background-color="transparent">
        <style:background-image/>
      </style:paragraph-properties>
    </style:style>
    <style:style style:name="P56" style:family="paragraph" style:parent-style-name="Table_20_Contents">
      <style:paragraph-properties fo:text-align="center" style:justify-single-word="false" fo:background-color="transparent">
        <style:background-image/>
      </style:paragraph-properties>
      <style:text-properties fo:color="#0084d1" style:font-name="Verdana1"/>
    </style:style>
    <style:style style:name="P57" style:family="paragraph">
      <style:paragraph-properties fo:text-align="start"/>
      <style:text-properties fo:font-size="18pt"/>
    </style:style>
    <style:style style:name="T1" style:family="text">
      <style:text-properties style:font-name="Cambria" fo:font-weight="bold" style:font-weight-asian="bold"/>
    </style:style>
    <style:style style:name="T2" style:family="text">
      <style:text-properties style:font-name="Verdana"/>
    </style:style>
    <style:style style:name="T3" style:family="text">
      <style:text-properties style:font-name="Verdana" fo:font-weight="bold" style:font-weight-asian="bold"/>
    </style:style>
    <style:style style:name="T4" style:family="text">
      <style:text-properties style:font-name="Verdana" fo:font-weight="bold" style:font-weight-asian="bold" style:font-weight-complex="bold"/>
    </style:style>
    <style:style style:name="T5" style:family="text">
      <style:text-properties style:font-name="Verdana" fo:font-size="12pt" style:font-size-asian="12pt" style:font-size-complex="12pt"/>
    </style:style>
    <style:style style:name="T6" style:family="text">
      <style:text-properties style:font-name="Verdana" fo:font-size="12pt" fo:font-weight="normal" style:font-size-asian="12pt" style:font-weight-asian="normal" style:font-size-complex="12pt" style:font-weight-complex="normal"/>
    </style:style>
    <style:style style:name="T7" style:family="text">
      <style:text-properties style:font-name="Verdana" fo:font-size="12pt" fo:font-weight="bold" style:font-size-asian="12pt" style:font-weight-asian="bold" style:font-size-complex="12pt"/>
    </style:style>
    <style:style style:name="T8" style:family="text">
      <style:text-properties style:font-name="Verdana" fo:font-size="12pt" fo:font-weight="bold" style:font-size-asian="12pt" style:font-weight-asian="bold" style:font-size-complex="12pt" style:font-weight-complex="bold"/>
    </style:style>
    <style:style style:name="T9" style:family="text">
      <style:text-properties style:font-name="Verdana" fo:font-weight="normal" style:font-weight-asian="normal" style:font-weight-complex="normal"/>
    </style:style>
    <style:style style:name="T10" style:family="text">
      <style:text-properties style:font-name="Verdana" style:font-weight-asian="normal" style:font-weight-complex="normal"/>
    </style:style>
    <style:style style:name="T11" style:family="text">
      <style:text-properties fo:font-variant="normal" fo:text-transform="none" fo:color="#000000" style:font-name="Verdana" fo:font-size="12pt" fo:letter-spacing="normal" fo:font-style="normal"/>
    </style:style>
    <style:style style:name="T12" style:family="text">
      <style:text-properties fo:font-variant="normal" fo:text-transform="none" fo:color="#000000" style:font-name="Verdana" fo:font-size="12pt" fo:letter-spacing="normal" fo:font-style="normal" fo:font-weight="normal" style:font-size-asian="12pt" style:font-style-asian="normal" style:font-weight-asian="normal" style:font-size-complex="12pt"/>
    </style:style>
    <style:style style:name="T13" style:family="text">
      <style:text-properties fo:font-weight="normal" style:font-weight-asian="normal" style:font-weight-complex="normal"/>
    </style:style>
    <style:style style:name="T14" style:family="text">
      <style:text-properties style:font-name="Verdana1"/>
    </style:style>
    <style:style style:name="T15" style:family="text">
      <style:text-properties style:font-name="Verdana1" fo:font-size="12pt" fo:font-weight="normal" style:font-size-asian="12pt" style:font-weight-asian="normal" style:font-size-complex="12pt" style:font-weight-complex="normal"/>
    </style:style>
    <style:style style:name="T16" style:family="text">
      <style:text-properties style:font-name="Verdana1" fo:font-size="12pt" style:font-size-asian="12pt" style:font-size-complex="12pt"/>
    </style:style>
    <style:style style:name="T17" style:family="text">
      <style:text-properties fo:color="#000000"/>
    </style:style>
    <style:style style:name="T18" style:family="text">
      <style:text-properties fo:color="#000000" fo:font-size="12pt" fo:font-weight="normal" fo:background-color="transparent" style:font-size-asian="10.5pt" style:font-weight-asian="normal" style:font-size-complex="12pt" style:font-weight-complex="normal"/>
    </style:style>
    <style:style style:name="T19" style:family="text">
      <style:text-properties fo:color="#000000" fo:font-size="12pt" fo:font-weight="normal" fo:background-color="transparent" style:font-size-asian="12pt" style:font-weight-asian="normal" style:font-size-complex="12pt" style:font-weight-complex="normal"/>
    </style:style>
    <style:style style:name="T20" style:family="text">
      <style:text-properties fo:color="#000000" fo:font-size="12pt" fo:font-weight="bold" fo:background-color="transparent" style:font-size-asian="10.5pt" style:font-weight-asian="bold" style:font-size-complex="12pt" style:font-weight-complex="bold"/>
    </style:style>
    <style:style style:name="T21" style:family="text">
      <style:text-properties fo:color="#000000" fo:font-size="12pt" fo:font-weight="bold" fo:background-color="transparent" style:font-size-asian="12pt" style:font-weight-asian="bold" style:font-size-complex="12pt" style:font-weight-complex="bold"/>
    </style:style>
    <style:style style:name="T22" style:family="text">
      <style:text-properties fo:color="#000000" style:font-name="Verdana" fo:font-weight="normal" style:font-weight-asian="normal" style:font-weight-complex="normal"/>
    </style:style>
    <style:style style:name="T23" style:family="text">
      <style:text-properties fo:color="#000000" style:font-name="Verdana" fo:font-size="13pt" fo:font-weight="normal" fo:background-color="transparent" style:font-size-asian="13pt" style:font-weight-asian="normal" style:font-size-complex="13pt" style:font-weight-complex="normal"/>
    </style:style>
    <style:style style:name="T24" style:family="text">
      <style:text-properties fo:color="#000000" style:font-name="Verdana1" fo:font-size="12pt" fo:background-color="transparent" style:font-size-asian="12pt" style:font-size-complex="12pt"/>
    </style:style>
    <style:style style:name="T25" style:family="text">
      <style:text-properties fo:color="#000000" fo:font-weight="normal" style:font-weight-asian="normal" style:font-weight-complex="normal"/>
    </style:style>
    <style:style style:name="T26" style:family="text">
      <style:text-properties fo:color="#000000" fo:font-size="13pt" fo:font-weight="normal" fo:background-color="transparent" style:font-size-asian="13pt" style:font-weight-asian="normal" style:font-size-complex="13pt" style:font-weight-complex="normal"/>
    </style:style>
    <style:style style:name="T27" style:family="text">
      <style:text-properties fo:color="#0066cc" fo:font-size="13pt" fo:font-weight="bold" fo:background-color="transparent" style:font-size-asian="13pt" style:font-weight-asian="bold" style:font-size-complex="13pt" style:font-weight-complex="bold"/>
    </style:style>
    <style:style style:name="T28" style:family="text">
      <style:text-properties fo:color="#0066cc" fo:font-size="13pt" fo:background-color="transparent" style:font-size-asian="13pt" style:font-size-complex="13pt"/>
    </style:style>
    <style:style style:name="T29" style:family="text">
      <style:text-properties fo:color="#0066cc" fo:background-color="transparent"/>
    </style:style>
    <style:style style:name="T30" style:family="text">
      <style:text-properties fo:color="#0066cc" fo:font-size="12pt" fo:font-weight="bold" fo:background-color="transparent" style:font-size-asian="12pt" style:font-weight-asian="bold" style:font-size-complex="12pt" style:font-weight-complex="bold"/>
    </style:style>
    <style:style style:name="T31" style:family="text">
      <style:text-properties fo:color="#0066cc" fo:font-weight="bold" fo:background-color="transparent" style:font-weight-asian="bold" style:font-weight-complex="bold"/>
    </style:style>
    <style:style style:name="T32" style:family="text">
      <style:text-properties fo:color="#0084d1" fo:font-weight="bold" style:font-weight-asian="bold" style:font-weight-complex="bold"/>
    </style:style>
    <style:style style:name="T33" style:family="text">
      <style:text-properties fo:background-color="transparent"/>
    </style:style>
    <style:style style:name="T34" style:family="text">
      <style:text-properties fo:font-weight="bold" fo:background-color="transparent" style:font-weight-asian="bold"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draw:style-name="gr1" draw:text-style-name="P57" svg:width="4.356cm" svg:height="2.509cm" svg:x="0cm" svg:y="0cm">
        <draw:image xlink:href="">
          <text:p/>
        </draw:image>
      </draw:frame>
      <text:p text:style-name="P17"/>
      <text:p text:style-name="P3">Projektdokumentation</text:p>
      <text:p text:style-name="P10"/>
      <text:p text:style-name="P10"/>
      <text:p text:style-name="P10"/>
      <text:p text:style-name="P10"/>
      <text:p text:style-name="P4">Projekt42</text:p>
      <text:p text:style-name="P10"/>
      <text:p text:style-name="P3">C++/Qt Implementierung eines Prototypen</text:p>
      <text:p text:style-name="P3">für Verkaufsoberflächen </text:p>
      <text:p text:style-name="P10"/>
      <text:p text:style-name="P10"/>
      <text:p text:style-name="P10"/>
      <text:p text:style-name="P10"/>
      <text:p text:style-name="P10"/>
      <text:p text:style-name="P10"/>
      <text:p text:style-name="P14">ETB Electronic Team</text:p>
      <text:p text:style-name="P14">Beratungs- und Vertriebs GmbH</text:p>
      <text:p text:style-name="P14">Grabauerstrasse 53</text:p>
      <text:p text:style-name="P15"/>
      <text:p text:style-name="P16">21493 Schwarzenbek</text:p>
      <text:p text:style-name="P10"/>
      <text:p text:style-name="P10"/>
      <text:p text:style-name="P10"/>
      <text:p text:style-name="P10"/>
      <text:p text:style-name="P10"/>
      <text:p text:style-name="P3">Durchführung</text:p>
      <text:p text:style-name="P10"/>
      <text:p text:style-name="P3">Jan Schneidereit </text:p>
      <text:p text:style-name="P3">Fachinformatiker / Anwendungsentwicklung</text:p>
      <text:p text:style-name="P10"/>
      <text:p text:style-name="P10"/>
      <text:p text:style-name="P10"/>
      <text:p text:style-name="P10"/>
      <text:p text:style-name="P10"/>
      <text:p text:style-name="P10"/>
      <text:p text:style-name="P10"/>
      <text:p text:style-name="P10"/>
      <text:p text:style-name="P10"/>
      <text:p text:style-name="P10"/>
      <text:p text:style-name="P12"/>
      <text:p text:style-name="P12">letzte Änderung 10.05.2011</text:p>
      <text:p text:style-name="P11"/>
      <text:p text:style-name="P11"/>
      <text:p text:style-name="P11"/>
      <text:p text:style-name="P11"/>
      <text:h text:style-name="P46" text:outline-level="1"><text:soft-page-break/></text:h>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text:bookmark text:name="_Toc287290418"/><text:bookmark text:name="_Toc287379374"/><text:soft-page-break/>1 Projektdefinition</text:h>
      <text:list xml:id="list1477128096" text:style-name="WWNum1">
        <text:list-item>
          <text:list>
            <text:list-item>
              <text:h text:style-name="P48" text:outline-level="2"><text:bookmark text:name="_Toc287290419"/><text:bookmark text:name="_Toc287379375"/>1.1 Projektauftrag</text:h>
            </text:list-item>
          </text:list>
        </text:list-item>
      </text:list>
      <text:p text:style-name="P6"><text:tab/></text:p>
      <text:p text:style-name="P2"><text:span text:style-name="T5">Die ETB Electronic Team Beratungs- und Vertriebs GmbH biete eine </text:span><text:span text:style-name="T5">Vielzahl von Lösungen im Bereich der Telemetrie, sowie Mensch-Maschine-Systeme für Verkaufsautomaten an. Die Aufgabe dieses Projektes beinhaltet die Proof of Concept Implementierung einer neuen POS/Kiosk Oberfläche für Vending Automaten. </text:span></text:p>
      <text:p text:style-name="P5">Mittels dieser Studie soll nachgewiesen werden, in welchem Umfang sich eine alternative Lösung für die bereits bestehende Verkaufsoberfläche auf kleinere Hard- und Software Systeme portieren lässt.</text:p>
      <text:p text:style-name="P2"/>
      <text:p text:style-name="P5">Das Projekt selbst besteht aus der Kernsoftware, die auf einem Embedded Linux System aufgesetzt wird. Die Kernsoftware selbst wird in ein Backend für Programmlogiken und Kommunikationsschnittstellen, sowie ein Frontend für die Grafische Präsentation von Funktionalität an den Benutzer unterteilt.</text:p>
      <text:p text:style-name="P2"/>
      <text:p text:style-name="P5">Das Backend stellt die Grundlegende Schnittstelle zwischen Grafischer Oberfläche und der Hardware dar. Die Kommunikation mit der Maschine ist nicht Bestandteil dieses Projektes. Über die dafür nötige Implementierung wird erst nach der Beurteilung des Prototypen durch den Auftraggeber entschieden.</text:p>
      <text:p text:style-name="P2"/>
      <text:p text:style-name="P5">Das Frontend soll mindestens 3 verschiedene Oberflächen beinhalten, die die verschiedene Zustände einer Verkaufsoberfläche repräsentieren. Unter anderem eine Produktauswahl, eine Bedienoberfläche zum variieren eines Produktes, sowie ein Mediabildschirm. Weitere Oberflächen sind optional und dienen ausschließlich der Vervollständigung des Prototypen. </text:p>
      <text:p text:style-name="P2"/>
      <text:p text:style-name="P5">Diese Oberflächen sollen auf zwei verschiedene Arten implementiert werden können.</text:p>
      <text:p text:style-name="P5">Zum einen speziell für diese Software entwickelte Oberflächen, die direkt in einer dafür vorgesehen Sprache geschrieben werden. Zum anderen Dynamisch generierte Oberflächen, die aus dem bestehenden Backend für solche Oberflächen generiert werden. Dies erfordert eine Anpassung des Backends dieser Software an das Format der Oberflächen aus dem bestehenden System.</text:p>
      <text:p text:style-name="P2"/>
      <text:p text:style-name="P5">Die Bedienung des Systems soll wie im Äquivalent auf Touchscreen Bedienung optimiert sein.</text:p>
      <text:list xml:id="list576612570" text:continue-numbering="true" text:style-name="WWNum1">
        <text:list-item>
          <text:list>
            <text:list-item>
              <text:h text:style-name="P48" text:outline-level="2"><text:bookmark text:name="_Toc287379376"/><text:bookmark text:name="_Toc287290420"/><text:soft-page-break/>1.2 Projektumfeld</text:h>
            </text:list-item>
          </text:list>
        </text:list-item>
      </text:list>
      <text:p text:style-name="P2"/>
      <text:p text:style-name="P6">Das Projekt gehört thematisch zur Abteilung für die Entwicklung von Lösungen rund um <text:s/>Verkaufsautomaten. In diesem Umfeld werden Prototypen und Serienreife Produkte für Großkunden entwickelt. Produkte, die in diesem Umfeld vertrieben werden, sind für den industriellen Einsatz konzipiert, daher werden hier Systeme für den Dauerbetrieb ausgelegt. Da es sich um ein Proof of Concept handelt wird erst nach Projektabschluss über eine Integration des Projektes in die bestehende Entwicklung von POS (Point of Sale) Systemen entschieden.</text:p>
      <text:p text:style-name="P6"/>
      <text:p text:style-name="P6"/>
      <text:list xml:id="list1006281767" text:continue-numbering="true" text:style-name="WWNum1">
        <text:list-item>
          <text:list>
            <text:list-item>
              <text:h text:style-name="P48" text:outline-level="2"><text:bookmark text:name="_Toc287379377"/>1.3 Projektabgrenzung</text:h>
            </text:list-item>
          </text:list>
        </text:list-item>
      </text:list>
      <text:p text:style-name="P2"/>
      <text:p text:style-name="P22"><text:span text:style-name="T2">Die Software, die in diesem Projekt umgesetzt wird, ist zum größten Teil unabhängig von bereits bestehenden Systemen. Die zugrunde liegende Technologie wurde bisher nicht eingesetzt und erfordert eine gänzliche Neukonzipierung. Bereits zur Verfügung gestellte Schnittstellen, sollen im späteren Verlauf ohne große Anpassungen weiter genutzt werden können.</text:span></text:p>
      <text:p text:style-name="P22"><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pan text:style-name="T2"/></text:p>
      <text:p text:style-name="P29"><text:soft-page-break/><text:span text:style-name="T2">2 Projektplanung</text:span></text:p>
      <text:p text:style-name="P29"/>
      <text:p text:style-name="P29"/>
      <text:p text:style-name="P30"><text:span text:style-name="T2">2.1 Analyse</text:span></text:p>
      <text:p text:style-name="P22"/>
      <text:p text:style-name="P22"><text:span text:style-name="T2"/></text:p>
      <text:p text:style-name="P22"><text:span text:style-name="T2"/></text:p>
      <text:p text:style-name="P31"><text:bookmark text:name="_Toc287290424"/><text:bookmark text:name="_Toc287379380"/><text:span text:style-name="T2">2.1.1 Ist-Analyse</text:span></text:p>
      <text:p text:style-name="P13"><text:span text:style-name="T16"/></text:p>
      <text:p text:style-name="P43"><text:span text:style-name="T24">Die bisherige Implementierung der Verkaufsoberflächen erfolge mit Webtechnologien, dies erfordert das zusammenspiel mehrerer verschiedener Softwarepakete. Die Visualisierung der Benutzerschnittstellen so wie der großteil der Programmlogiken <text:s/>erfolgt interpretativ.</text:span></text:p>
      <text:p text:style-name="P44"><text:span text:style-name="T16"/></text:p>
      <text:p text:style-name="P44"><text:span text:style-name="T16"/></text:p>
      <text:p text:style-name="P44"><text:span text:style-name="T16"/></text:p>
      <text:list xml:id="list214510550" text:continue-numbering="true" text:style-name="WWNum1">
        <text:list-item>
          <text:list>
            <text:list-item>
              <text:list>
                <text:list-item>
                  <text:h text:style-name="P52" text:outline-level="3"><text:span text:style-name="T16">2.1.2 Ist-Kritik</text:span></text:h>
                </text:list-item>
              </text:list>
            </text:list-item>
          </text:list>
        </text:list-item>
      </text:list>
      <text:p text:style-name="P37"/>
      <text:p text:style-name="P38">Eine Problematik des Webbasierten Ansatzen zur realisierung der Verkaufsoberflächen ist der hohe Bedarf an Systemressourcen. Das resultiert darin, das für hohe Anforderungen an das User-Interface immer stärkere Rechensysteme benötigt werden, die teilweise sehr groß dimensioniert werden müssen um den Anforderungen der Software gerecht zu werden.</text:p>
      <text:p text:style-name="P32"><text:span text:style-name="T17">Zudem mangelt es den teilwese zweckentfremdeten Komponenten an flexibilität, was bereits in einer frühen phase der entwicklung von neuen Systemen zu Problemen oder Verzögerungen fehlt.</text:span></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oft-page-break/><text:span text:style-name="T32">2.1.3 Soll-Konzept</text:span></text:p>
      <text:p text:style-name="P13"><text:span text:style-name="T2"/></text:p>
      <text:p text:style-name="P13"><text:span text:style-name="T2">Ziel der Entwicklung dieses Prototypen ist es herauszufinden, ob die Bereitstellung der Verkaufsoberflächen mit einem technisch geringeren Aufwand zu realisieren ist. Es soll eine spezialisierte Software entwickelt werden, die für genau diese eine Aufgabe konzipiert wurde, um somit die Anforderungen an das Hostsystem zu verringern und sowohl die Skalierbarkeit als auch die Erweiterbarkeit gegenüber des bisherigen Ansatzen zu verbessern.</text:span></text:p>
      <text:p text:style-name="P13"><text:span text:style-name="T2"/></text:p>
      <text:p text:style-name="P13"><text:span text:style-name="T2">Aufgrund der Unterschiedlichen Einsatzgebiete soll es möglich sein, die Software für Bereiche mit geringeren oder höheren Anforderungen anzupassen.</text:span></text:p>
      <text:p text:style-name="P13"><text:span text:style-name="T2"/></text:p>
      <text:p text:style-name="P13"><text:span text:style-name="T2"/></text:p>
      <text:list xml:id="list629142257" text:continue-numbering="true" text:style-name="WWNum1">
        <text:list-item>
          <text:list>
            <text:list-item>
              <text:list>
                <text:list-item>
                  <text:h text:style-name="P51" text:outline-level="3"><text:bookmark text:name="_Toc287290426"/><text:bookmark text:name="_Toc287379382"/><text:span text:style-name="T2">2.1.4 Anforderungen</text:span></text:h>
                </text:list-item>
              </text:list>
            </text:list-item>
          </text:list>
        </text:list-item>
      </text:list>
      <text:p text:style-name="P27"><text:span text:style-name="T2"/></text:p>
      <text:p text:style-name="P28"><text:span text:style-name="T10">Der Prototyp soll später auf Embeddedsystemen zum Einsatz kommen, muss deshalb mit möglichst wenig Speicher und Rechenleistung auskommen. Da Verkaufsoberfläche in der Regel für eine breite Masse an Benutzern vorgesehen ist sollte gewährleistet sein, dass dem Benutzer gegenüber keine Einschränkungen im Bezug auf </text:span><text:bookmark text:name="firstHeading"/><text:span text:style-name="T11">Software-Ergonomie</text:span><text:span text:style-name="T10"> auftreten. Das beinhaltet mehrere Punkte wie ständige Verfügbarkeit, unmittelbare Verständlichkeit der Benutzerführung oder der Aufgabenangemessenheit. </text:span></text:p>
      <text:p text:style-name="P26"><text:span text:style-name="T2"/></text:p>
      <text:p text:style-name="P26"><text:span text:style-name="T2">Zu Testzwecken wird ein Beispiel für die Menüführung eines Kaffeeautomaten entwickelt, die es einem Benutzer ermöglichen soll möglichst intuitiv und schnell an das gewünschte Produkt zu gelangen. </text:span></text:p>
      <text:p text:style-name="P26"><text:span text:style-name="T2"/></text:p>
      <text:p text:style-name="P26"><text:span text:style-name="T2">Eine häufige Anforderung an moderne Benutzerschnittstellen ist die Multimediafähigkeit. Als Erweiterung wird deshalb zusätzlich ein Mediabildschirm integriert, um herauszufinden wie geeignet die verwendete Technologie im Bezug auf Mediale Inhalte ist. </text:span></text:p>
      <text:p text:style-name="P26"><text:span text:style-name="T2"/></text:p>
      <text:p text:style-name="P26"><text:span text:style-name="T2"/></text:p>
      <text:p text:style-name="P26"/>
      <text:p text:style-name="P26"/>
      <text:p text:style-name="P26"/>
      <text:p text:style-name="P26"/>
      <text:list xml:id="list231443991" text:continue-numbering="true" text:style-name="WWNum1">
        <text:list-item>
          <text:list>
            <text:list-item>
              <text:h text:style-name="P47" text:outline-level="2"><text:bookmark text:name="_Toc287290427"/><text:bookmark text:name="_Toc287379383"/><text:soft-page-break/><text:span text:style-name="T2">2.2 Ressourcenplanung</text:span></text:h>
              <text:list>
                <text:list-item>
                  <text:h text:style-name="P51" text:outline-level="3"><text:span text:style-name="T2"><text:s text:c="4"/></text:span><text:bookmark text:name="_Toc287290428"/><text:bookmark text:name="_Toc287379384"/><text:span text:style-name="T2">2.2.1 Zeitplanung</text:span></text:h>
                </text:list-item>
              </text:list>
            </text:list-item>
          </text:list>
        </text:list-item>
      </text:list>
      <text:p text:style-name="P13"><text:span text:style-name="T2"/></text:p>
      <table:table table:name="Projektphasen" table:style-name="Projektphasen">
        <table:table-column table:style-name="Projektphasen.A"/>
        <table:table-column table:style-name="Projektphasen.B"/>
        <table:table-column table:style-name="Projektphasen.C"/>
        <table:table-row>
          <table:table-cell table:style-name="Projektphasen.A1" table:number-columns-spanned="3" office:value-type="string">
            <text:p text:style-name="P56">Zeitplanung</text:p>
          </table:table-cell>
          <table:covered-table-cell/>
          <table:covered-table-cell/>
        </table:table-row>
        <table:table-row table:style-name="Projektphasen.2">
          <table:table-cell table:style-name="Projektphasen.A2" office:value-type="string">
            <text:p text:style-name="P53">Projektphase</text:p>
          </table:table-cell>
          <table:table-cell table:style-name="Projektphasen.A2" office:value-type="string">
            <text:p text:style-name="P53">Beschreibung</text:p>
          </table:table-cell>
          <table:table-cell table:style-name="Projektphasen.C2" office:value-type="string">
            <text:p text:style-name="P53">Zeitaufwand in Std.</text:p>
          </table:table-cell>
        </table:table-row>
        <table:table-row table:style-name="Projektphasen.3">
          <table:table-cell table:style-name="Projektphasen.A2" office:value-type="string">
            <text:p text:style-name="Table_20_Contents">Analyse</text:p>
          </table:table-cell>
          <table:table-cell table:style-name="Projektphasen.A2" office:value-type="string">
            <text:p text:style-name="P55">Herausarbeiten der Ist-Analyse und des Soll-konzeptes</text:p>
            <text:p text:style-name="P55">Ausarbeitung Anfoderungsprofil</text:p>
          </table:table-cell>
          <table:table-cell table:style-name="Projektphasen.C2" office:value-type="string">
            <text:p text:style-name="P54">4</text:p>
          </table:table-cell>
        </table:table-row>
        <table:table-row>
          <table:table-cell table:style-name="Projektphasen.A2" office:value-type="string">
            <text:p text:style-name="Table_20_Contents">Entwurf</text:p>
          </table:table-cell>
          <table:table-cell table:style-name="Projektphasen.A2" office:value-type="string">
            <text:p text:style-name="Table_20_Contents">Entwurf der Kernsoftware des Prototypen in UML</text:p>
          </table:table-cell>
          <table:table-cell table:style-name="Projektphasen.C2" office:value-type="string">
            <text:p text:style-name="P54">5</text:p>
          </table:table-cell>
        </table:table-row>
        <table:table-row>
          <table:table-cell table:style-name="Projektphasen.A2" office:value-type="string">
            <text:p text:style-name="Table_20_Contents">Implementierung</text:p>
          </table:table-cell>
          <table:table-cell table:style-name="Projektphasen.A2" office:value-type="string">
            <text:p text:style-name="Table_20_Contents">Programmieren der Kernsoftware</text:p>
            <text:p text:style-name="Table_20_Contents">und der Benutzerschnittstellen</text:p>
          </table:table-cell>
          <table:table-cell table:style-name="Projektphasen.C2" office:value-type="string">
            <text:p text:style-name="P54">43</text:p>
          </table:table-cell>
        </table:table-row>
        <table:table-row>
          <table:table-cell table:style-name="Projektphasen.A2" office:value-type="string">
            <text:p text:style-name="Table_20_Contents">Test</text:p>
          </table:table-cell>
          <table:table-cell table:style-name="Projektphasen.A2" office:value-type="string">
            <text:p text:style-name="Table_20_Contents">Test des Prototypen und test der Implementierung schnittstelle Backoffice</text:p>
          </table:table-cell>
          <table:table-cell table:style-name="Projektphasen.C2" office:value-type="string">
            <text:p text:style-name="P54">2</text:p>
          </table:table-cell>
        </table:table-row>
        <table:table-row>
          <table:table-cell table:style-name="Projektphasen.A2" office:value-type="string">
            <text:p text:style-name="Table_20_Contents">Dokumentation</text:p>
          </table:table-cell>
          <table:table-cell table:style-name="Projektphasen.A2" office:value-type="string">
            <text:p text:style-name="Table_20_Contents">Schreiben der Dokumentation und</text:p>
            <text:p text:style-name="Table_20_Contents">aller dazugehörigen Dokumente</text:p>
          </table:table-cell>
          <table:table-cell table:style-name="Projektphasen.C2" office:value-type="string">
            <text:p text:style-name="P54">15</text:p>
          </table:table-cell>
        </table:table-row>
      </table:table>
      <text:p text:style-name="P13"><text:span text:style-name="T2"/></text:p>
      <text:list xml:id="list455543472" text:continue-numbering="true" text:style-name="WWNum1">
        <text:list-item>
          <text:list>
            <text:list-item>
              <text:list>
                <text:list-item>
                  <text:h text:style-name="P51" text:outline-level="3"><text:span text:style-name="T2"><text:s text:c="4"/></text:span><text:bookmark text:name="_Toc287290429"/><text:bookmark text:name="_Toc287379385"/><text:span text:style-name="T2">2.2.2 Kostenplanung</text:span></text:h>
                </text:list-item>
              </text:list>
            </text:list-item>
          </text:list>
        </text:list-item>
      </text:list>
      <text:p text:style-name="P13"><text:span text:style-name="T2"/></text:p>
      <text:p text:style-name="P13"><text:span text:style-name="T2"/></text:p>
      <text:h text:style-name="P46" text:outline-level="1"><text:bookmark text:name="_Toc287290430"/><text:bookmark text:name="_Toc287379386"/>3 Realisierung</text:h>
      <text:list xml:id="list533432101" text:continue-numbering="true" text:style-name="WWNum1">
        <text:list-item>
          <text:list>
            <text:list-item>
              <text:h text:style-name="P48" text:outline-level="2"><text:bookmark text:name="_Toc287290431"/><text:bookmark text:name="_Toc287379387"/>3.1 Die Entwicklungsumgebung</text:h>
            </text:list-item>
          </text:list>
        </text:list-item>
      </text:list>
      <text:p text:style-name="P2"/>
      <text:p text:style-name="P6">Die Kernsoftware wird in einer C++/Qt basierten Umgebung entwickelt.</text:p>
      <text:p text:style-name="P6">Als IDE wird der QtCreator verwendet, einem C++ orientierten Editor, der speziell für die</text:p>
      <text:p text:style-name="P6">Verwendung des Qt Frameworks entwickelt wird. Diese IDE ermöglicht ein sehr effizientes Arbeiten durch zahlreiche Funktionen wie Syntax Highlighting, Code Completion, Semantic Navigation und GUI Designer für sowohl Widget basierte Oberfläche als auch QML basierte Oberfläche.</text:p>
      <text:list xml:id="list486639908" text:continue-numbering="true" text:style-name="WWNum1">
        <text:list-item>
          <text:list>
            <text:list-item>
              <text:list>
                <text:list-item>
                  <text:h text:style-name="P50" text:outline-level="3"><text:bookmark text:name="_Toc287379388"/>3.1.1 Programmsprache</text:h>
                </text:list-item>
              </text:list>
            </text:list-item>
          </text:list>
        </text:list-item>
      </text:list>
      <text:p text:style-name="P2"/>
      <text:p text:style-name="P6"><text:soft-page-break/>Die benutzte Programmiersprache für dieses Projekt ist C++.</text:p>
      <text:p text:style-name="P2"/>
      <text:p text:style-name="P6">Der verwendete Compiler unter Windows ist MinGW. Eine Portierung der GCC (GNU Compiler Collection) für Windows Systeme. Unter dem Linux Entwicklungssystem wird direkt die GCC in der Version 4.5.0 verwendet.</text:p>
      <text:p text:style-name="P2"/>
      <text:list xml:id="list1122755916" text:continue-numbering="true" text:style-name="WWNum1">
        <text:list-item>
          <text:list>
            <text:list-item>
              <text:list>
                <text:list-item>
                  <text:h text:style-name="P50" text:outline-level="3">3.1.2 Framework</text:h>
                </text:list-item>
              </text:list>
            </text:list-item>
          </text:list>
        </text:list-item>
      </text:list>
      <text:p text:style-name="P2"/>
      <text:p text:style-name="P6">Als Framework wird das C++ basierte Qt Framework genutzt. Dieses Framework biete umfangreiche Bibliotheken für das Erstellen grafischer Oberflächen, ein intuitives </text:p>
      <text:p text:style-name="P2"><text:span text:style-name="T2">File-Handling, die Implementierung OpenGL basierter Software, sowie die Anbindung an Netzwerke und vieles mehr. Die grafische Schnittstelle dieses Projektes wird zum größten Teil mit einer neuen Technik namens "Qt Quick" umgesetzt. Diese Technologie beinhaltet </text:span><text:span text:style-name="T2">eine deklarative Auszeichnungssprache "QML", die es ermöglicht auf sehr einfache Weise grafische Oberflächen zu beschreiben, dadurch sind auch Designer ohne C++ Kenntnisse in der Lage Oberflächen zu gestallten. Außerdem beinhaltet "Qt Quick" die "QtDeclarative" Module. Diese Bibliotheken dienen dazu, die mit QML beschriebenen Oberflächen auf C++ Ebene umzusetzen und zu rendern. Dieses </text:span><text:span text:style-name="T2">Verfahren führt zu verbesserter Performance was sich gerade auf Target Systemen mit wenigen Ressourcen bezahlt macht. Qt Quick wurde aus diesem Grund von Nokia initialisiert und stark unterstützt, um Mobile Systeme wie Smartphones mit Qt Quick auszustatten.</text:span></text:p>
      <text:p text:style-name="P2"/>
      <text:p text:style-name="P6">Das Qt Framework wurde Ursprünglich von Trolltech entwickelt und wurde später von Nokia übernommen. Es steht in verschiedenen Lizenzmodellen zur Verfügung und wird im Rahmen dieses Projektes unter der LGPL Lizenz verwendet.</text:p>
      <text:p text:style-name="P2"/>
      <text:p text:style-name="P2"/>
      <text:list xml:id="list1537597813" text:continue-numbering="true" text:style-name="WWNum1">
        <text:list-item>
          <text:list>
            <text:list-item>
              <text:list>
                <text:list-item>
                  <text:h text:style-name="P50" text:outline-level="3">3.1.3 Versionsverwaltung</text:h>
                </text:list-item>
              </text:list>
            </text:list-item>
          </text:list>
        </text:list-item>
      </text:list>
      <text:p text:style-name="P32"/>
      <text:p text:style-name="P32">Für die Versionsverwaltung kommt Git zum einsatz. Diese relativ neue und moderne Versionsverwaltungsystem bietet umfangreiche Möglichkeiten und ist frei verfügbar. Die Verwaltung der Repositorien geschieht dezentral, das heißt es gibt kein zentrales Repository auf das die Entwickler zugreifen müssen, sondern jeder Entwickler hat eine Kopie des kompletten Projektrepositories auf seinem Arbeitsrechner. So kann jeder entwickler auch ohne Netzzugang <text:soft-page-break/>über die volle Funktionalität verfügen. Es gibt aber meist ein „offizielles Repository“, das den aktuellsten Stand eines Projektes representiert. </text:p>
      <text:p text:style-name="P32"/>
      <text:p text:style-name="P32">Die Vorteile der Versionsverwaltung sind vielschichtig, zum einem wird der komplette Code auf konsistenz überwacht, so dass bei gleichzeitigen Änderungen der Entwickler dafür verantwortlich ist evtl. Konflikte gleich zu lösen. Zum anderen werden sämtliche Änderungen Protokolliert, dadurch kann jeder zeit eingesehen werden, wann und von wem eine Änderung vorgenommen wurde. Zudem kann für den Fall das dies nötig wird auf einen älteren Projektstand zurück gekehrt werden.</text:p>
      <text:p text:style-name="P32"/>
      <text:p text:style-name="P32">Das Projekt wurde auf GitHub gesichert, einem Server für sogenannte „offizielle Repositorien“. Hier liegt also der aktuellste Stand des Projektes.</text:p>
      <text:p text:style-name="P32"/>
      <text:list xml:id="list1311438992" text:continue-numbering="true" text:style-name="WWNum1">
        <text:list-item>
          <text:list>
            <text:list-item>
              <text:h text:style-name="P48" text:outline-level="2"><text:bookmark text:name="_Toc287290432"/><text:bookmark text:name="_Toc287379390"/>3.2 Schnittstellendefinition</text:h>
            </text:list-item>
          </text:list>
        </text:list-item>
      </text:list>
      <text:p text:style-name="P13"><text:span text:style-name="T2"/></text:p>
      <text:p text:style-name="P13"><text:span text:style-name="T2">Aufgrund des Prototypenstatus dieses Projektes wurden weitestgehend auf Schnittstellen verzichtet, da diese erst dann umgesetzt würden, wenn eine Entscheidung für den technologischen Ansatz dieser Software gefällt werden würde.</text:span></text:p>
      <text:p text:style-name="P13"><text:span text:style-name="T2"/></text:p>
      <text:p text:style-name="P13"><text:span text:style-name="T2">Als einzige Schnittstelle ist hier die Anbindung des XML Layout Interpreters für das Backoffice zu erwähnen. Dieser wurde gefordert um herauszufinden, ob sich die Software dafür empfehlen kann, eine bereits existierende Schnittstelle für das dynamische generieren von Layout Templates zu nutzen. </text:span></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list xml:id="list91046327" text:continue-numbering="true" text:style-name="WWNum1">
        <text:list-item>
          <text:list>
            <text:list-item>
              <text:h text:style-name="P47" text:outline-level="2"><text:bookmark text:name="_Toc287290433"/><text:bookmark text:name="_Toc287379391"/><text:soft-page-break/><text:span text:style-name="T2">3.3 Softwaredesign</text:span></text:h>
            </text:list-item>
          </text:list>
        </text:list-item>
      </text:list>
      <text:p text:style-name="P13"><text:span text:style-name="T2"/></text:p>
      <text:p text:style-name="P41"><text:span text:style-name="T2">Zeitraum: <text:tab/><text:tab/>07.04.11 </text:span></text:p>
      <text:p text:style-name="P40"><text:span text:style-name="T33">Zeitaufwand:<text:tab/>6 Stunden</text:span></text:p>
      <text:p text:style-name="P40"><text:span text:style-name="T33"/></text:p>
      <text:p text:style-name="P32"><text:span text:style-name="T18">In der</text:span><text:span text:style-name="T19"> Entwurfsphase wurde das Konzept der Software einmal als Klassendiagramm Definiert. Dieses UML Diagramm diese später als Leitfaden für die Implementierung.</text:span></text:p>
      <text:p text:style-name="P32"><text:span text:style-name="T19"/></text:p>
      <text:p text:style-name="P32"><text:span text:style-name="T27">3.4 Implementierung</text:span></text:p>
      <text:list xml:id="list2120572637" text:style-name="L5">
        <text:list-item>
          <text:list>
            <text:list-header>
              <text:p text:style-name="P25"><text:span text:style-name="T23"/></text:p>
            </text:list-header>
          </text:list>
        </text:list-item>
      </text:list>
      <text:p text:style-name="P2"><text:span text:style-name="T23">Die Implementierung erfolgte aufgrund von Zeitlichen Konflikten mit anderen Projekten in nicht zusammenhängenden Zeiträumen. Zudem wurden die unterschiedlichen Teile des Prototypen nicht aufeinander folgend Entwickelt sondern parallel. So das zeitweise sowohl am Backend als auch am Frontend gleichzeitig gearbeitet wurde.</text:span></text:p>
      <text:p text:style-name="P13"><text:span text:style-name="T23"/></text:p>
      <text:p text:style-name="P13"><text:span text:style-name="T23"/></text:p>
      <text:p text:style-name="P13"><text:span text:style-name="T23"/></text:p>
      <text:list xml:id="list816802437" text:continue-list="list91046327" text:style-name="WWNum1">
        <text:list-item>
          <text:list>
            <text:list-item>
              <text:h text:style-name="P49" text:outline-level="2"><text:bookmark text:name="_Toc287290435"/><text:bookmark text:name="_Toc287379393"/><text:span text:style-name="T2">3.4.1 Backend</text:span></text:h>
            </text:list-item>
          </text:list>
        </text:list-item>
      </text:list>
      <text:p text:style-name="P13"><text:span text:style-name="T2"/></text:p>
      <text:p text:style-name="P13"><text:span text:style-name="T2">Zeitraum: <text:tab/><text:tab/>vom 18.04.11 – 20.04.11</text:span></text:p>
      <text:p text:style-name="P13"><text:span text:style-name="T2">Zeitaufwand:<text:tab/>ca. 10 Stunden</text:span></text:p>
      <text:p text:style-name="P13"><text:span text:style-name="T2"/></text:p>
      <text:p text:style-name="P13"><text:span text:style-name="T2">Entwicklung eines eigenständigen Kernprozesses, der sämtliche Aufgaben vereint. Dazu gehörte die Integration eines Viewports, der für die grafische Darstellung des Interfaces zuständig ist.</text:span></text:p>
      <text:p text:style-name="P13"><text:span text:style-name="T2"/></text:p>
      <text:p text:style-name="P13"><text:span text:style-name="T2">Zeitraum: <text:tab/><text:tab/>vom 09.05.11 – 13.05.11</text:span></text:p>
      <text:p text:style-name="P13"><text:span text:style-name="T2">Zeitaufwand:<text:tab/>13 Stunden</text:span></text:p>
      <text:p text:style-name="P13"><text:span text:style-name="T2"/></text:p>
      <text:p text:style-name="P13"><text:span text:style-name="T2">Implementierung aller nötigen Klassen und Typen für die Kommunikation zwischen dem Frontend und dem Backend. Sowie </text:span><text:soft-page-break/><text:span text:style-name="T2">ein Logger, der sämtliche wichtigen Ereignisse in entsprechenden Log dateien festhält. Zusätzlich wurde hier auch der Parser für die XML basierten Konfigurationsdateien geschrieben, die für alternative <text:s/>visuelle Layouts genutzt werden könnten.</text:span></text:p>
      <text:p text:style-name="P13"><text:span text:style-name="T2">Die Implementierung dieses XML Parsers wurde nur in begrenztem Umfang übernommen, da es hierbei nur um den Nachweis der Machbarkeit ging.</text:span></text:p>
      <text:p text:style-name="P13"><text:span text:style-name="T2"/></text:p>
      <text:list xml:id="list563646944" text:continue-numbering="true" text:style-name="WWNum1">
        <text:list-item>
          <text:list>
            <text:list-item>
              <text:list>
                <text:list-item>
                  <text:h text:style-name="P50" text:outline-level="3"><text:bookmark text:name="_Toc287290436"/><text:bookmark text:name="_Toc287379394"/>3.4.2 Frontend</text:h>
                </text:list-item>
              </text:list>
            </text:list-item>
          </text:list>
        </text:list-item>
      </text:list>
      <text:p text:style-name="P13"><text:span text:style-name="T2"/></text:p>
      <text:p text:style-name="P13"><text:span text:style-name="T2">Zeitraum: <text:tab/><text:tab/>vom 26.04.11 – 28.04.11</text:span></text:p>
      <text:p text:style-name="P13"><text:span text:style-name="T2">Zeitaufwand:<text:tab/>ca. 6 Stunden</text:span></text:p>
      <text:p text:style-name="P13"><text:span text:style-name="T2"/></text:p>
      <text:p text:style-name="P13"><text:span text:style-name="T2">Zum einen soll das Layout per XML definiert werden können. Der hierfür benötigte Parser wurde allerdings erst zu einem späteren Zeitpunkt geschrieben. Hier wurden zu testzwecken vorerst die Datentypen definiert.</text:span></text:p>
      <text:p text:style-name="P13"><text:span text:style-name="T2">Zum anderen wurde eine Grafische Benutzerschnittstelle in QML geschrieben, die demonstrieren soll, was technisch möglich wäre. Sie soll aufzeigen, was zum momentanen Zeitpunk mit dieser Software darstellbar ist, um später bei einer Entscheidung zu zeigen, wo stärken und schwächen liegen. <text:s/></text:span></text:p>
      <text:p text:style-name="P13"><text:span text:style-name="T2"/></text:p>
      <text:p text:style-name="P13"><text:span text:style-name="T2">Zeitraum: <text:tab/><text:tab/>vom 16.05.11 – 19.05.11</text:span></text:p>
      <text:p text:style-name="P13"><text:span text:style-name="T2">Zeitaufwand:<text:tab/>14 Stunden</text:span></text:p>
      <text:p text:style-name="P13"><text:span text:style-name="T2"/></text:p>
      <text:p text:style-name="P13"><text:span text:style-name="T2">Vervollständigung des QML und XML Interfaces. Beide Ansätze waren zu diesem Zeitpunkt nur in einem Alpha Stadium vorhanden und wurden hier nochmal angepasst und auf ihren entgültigen Stand gebracht.</text:span></text:p>
      <text:p text:style-name="P13"><text:span text:style-name="T2">Dies geschah erst jetzt, das hierzu noch bestimmte Funktionalitäten genötigt wurden, die erst jetzt zur verfügung standen.</text:span></text:p>
      <text:p text:style-name="P13"><text:span text:style-name="T2"/></text:p>
      <text:list xml:id="list1042808984" text:continue-numbering="true" text:style-name="WWNum1">
        <text:list-item>
          <text:list>
            <text:list-item>
              <text:list>
                <text:list-item>
                  <text:h text:style-name="P50" text:outline-level="3"><text:bookmark text:name="_Toc287290437"/><text:bookmark text:name="_Toc287379395"/>3.4.3 Schnittstellen</text:h>
                </text:list-item>
              </text:list>
            </text:list-item>
          </text:list>
        </text:list-item>
      </text:list>
      <text:p text:style-name="P2"/>
      <text:p text:style-name="P2"/>
      <text:list xml:id="list1599139441" text:continue-numbering="true" text:style-name="WWNum1">
        <text:list-item>
          <text:list>
            <text:list-item>
              <text:h text:style-name="P48" text:outline-level="2"><text:bookmark text:name="_Toc287290438"/><text:bookmark text:name="_Toc287379396"/><text:soft-page-break/>3.5 Konfiguration des Zielsystems</text:h>
              <text:list>
                <text:list-item>
                  <text:h text:style-name="P51" text:outline-level="3"><text:span text:style-name="T2"><text:s text:c="4"/></text:span><text:bookmark text:name="_Toc287290439"/><text:bookmark text:name="_Toc287379397"/><text:span text:style-name="T2">3.6 Deployment</text:span></text:h>
                </text:list-item>
                <text:list-item>
                  <text:h text:style-name="P51" text:outline-level="3"><text:span text:style-name="T2"><text:s text:c="4"/></text:span><text:bookmark text:name="_Toc287290440"/><text:bookmark text:name="_Toc287379398"/><text:span text:style-name="T2">3.7 Testphase</text:span></text:h>
                </text:list-item>
              </text:list>
            </text:list-item>
          </text:list>
        </text:list-item>
      </text:list>
      <text:p text:style-name="P11"/>
      <text:list xml:id="list1171480869" text:continue-numbering="true" text:style-name="WWNum1">
        <text:list-item>
          <text:list>
            <text:list-item>
              <text:list>
                <text:list-item>
                  <text:h text:style-name="P51" text:outline-level="3"><text:span text:style-name="T23"/></text:h>
                </text:list-item>
              </text:list>
            </text:list-item>
          </text:list>
        </text:list-item>
      </text:list>
      <text:h text:style-name="P46" text:outline-level="1"><text:bookmark text:name="_Toc287290441"/><text:bookmark text:name="_Toc287379399"/>4 Projektbewertung</text:h>
      <text:list xml:id="list2070040877" text:continue-numbering="true" text:style-name="WWNum1">
        <text:list-item>
          <text:list>
            <text:list-item>
              <text:h text:style-name="P47" text:outline-level="2"><text:span text:style-name="T2"><text:s text:c="4"/></text:span><text:bookmark text:name="_Toc287290442"/><text:bookmark text:name="_Toc287379400"/><text:span text:style-name="T2">4.1 Funktionalität der Implementierung</text:span></text:h>
            </text:list-item>
            <text:list-item>
              <text:h text:style-name="P47" text:outline-level="2"><text:span text:style-name="T2"><text:s text:c="4"/></text:span><text:bookmark text:name="_Toc287290443"/><text:bookmark text:name="_Toc287379401"/><text:span text:style-name="T2">4.2 Vergleich mit Alternativsystem</text:span></text:h>
            </text:list-item>
            <text:list-item>
              <text:h text:style-name="P47" text:outline-level="2"><text:span text:style-name="T2"><text:s text:c="4"/></text:span><text:bookmark text:name="_Toc287290444"/><text:bookmark text:name="_Toc287379402"/><text:span text:style-name="T2">4.3 ...</text:span></text:h>
            </text:list-item>
          </text:list>
        </text:list-item>
      </text:list>
      <text:p text:style-name="P2"/>
      <text:h text:style-name="P45" text:outline-level="1"><text:bookmark text:name="_Toc287290445"/></text:h>
      <text:h text:style-name="P45" text:outline-level="1"/>
      <text:h text:style-name="P46" text:outline-level="1"><text:bookmark text:name="_Toc287379403"/>5 Glossar</text:h>
      <text:p text:style-name="P2"/>
      <text:p text:style-name="P2"><text:span text:style-name="T4">Backend</text:span><text:span text:style-name="T9"> – zu Deutsch „hinteres“ oder „unteres“ Ende. Das Backend beschreibt in diesem Fall die Schnittstelle des System zum darunter liegenden Hardwaresystem.</text:span></text:p>
      <text:p text:style-name="P7">Während das Frontend für die Kommunikation mit dem Benutzer entwickelt wird ist das Backend ausschließlich für die Kommunikation mit dem Automaten bzw. dem Hostsystem zuständig. </text:p>
      <text:p text:style-name="P2"/>
      <text:p text:style-name="P42"><text:span text:style-name="T2">Backoffice</text:span><text:span text:style-name="T9"> – als Backoffice wird in diesem Kontext die Serverseitige Schnittstelle des Unternehmens nach Außen bezeichnet. Hier werden verschiedene Daten bereit gestellt, die von unterschiedlichen Klienten genutzt werden können.</text:span></text:p>
      <text:p text:style-name="P2"/>
      <text:p text:style-name="P2"><text:span text:style-name="T3">Code Completion -</text:span><text:span text:style-name="T2"> Ist eine Technik, die dazu dient dem Programmierer Vorschläge zu machen, welche Funktionen oder Variablen er verwenden kann. Die IDE oder der Editor, der diese Funktion anbietet, analysiert was der Programmierer grade schreibt und macht seinerseits Vorschläge, zu dem was der Programmierer </text:span><text:soft-page-break/><text:span text:style-name="T2">meinen Könnte, das spart Zeit durch das Vermeiden von Fehlern, die auf möglichen Schreibfehlern basieren.</text:span></text:p>
      <text:p text:style-name="P2"/>
      <text:p text:style-name="P2"><text:span text:style-name="T3">Compiler</text:span><text:span text:style-name="T2"> - Ein Compiler ist ein Programm, das den vom Programmierer in einer bestimmten Sprache geschriebenen Quellcode in z.B. Maschinen Code umwandelt.</text:span></text:p>
      <text:p text:style-name="P6">Das ist dazu nötig, damit die Zielmaschine das Programm versteht und ausführen kann.</text:p>
      <text:p text:style-name="P6">Das Compiling erfolgt Zielsystem abhängig. Der Compiler muss also wissen, als welcher Art von Hardwarearchitektur das Programm später laufen soll, um so in einen passenden Maschinencode zu übersetzen. <text:s/></text:p>
      <text:p text:style-name="P2"/>
      <text:p text:style-name="P2"><text:span text:style-name="T3">Debugger</text:span><text:span text:style-name="T2"> - sind Werkzeuge für die Softwareentwicklung, die es ermöglichen Fehler in Programmen zur Laufzeit zu finden oder das </text:span><text:span text:style-name="T2">Programm zur Laufzeit zu diagnostizieren.</text:span></text:p>
      <text:p text:style-name="P2"/>
      <text:p text:style-name="P2"><text:span text:style-name="T4">Embedded</text:span><text:span text:style-name="T9"> – zu Deutsch „eingebettet“ bezieht sich auf Verschiedene Bereiche.</text:span></text:p>
      <text:p text:style-name="P7">In diesem Fall bezieht sich der Begriff auf das portieren eines Softwaresystems auf Embedded Computer, also möglichst schmale Rechensysteme, die gerade so viel leistung aufbringen um eine definierte Aufgabe abwickeln zu können.</text:p>
      <text:p text:style-name="P2"/>
      <text:p text:style-name="P2"><text:span text:style-name="T3">Framework</text:span><text:span text:style-name="T2"> - Als Frameworks sind Sammlungen von Funktionen also Bibliotheken zu verstehen, die dem Programmierer bereits festgelegte Funktionen zur Verfügung stellen.</text:span></text:p>
      <text:p text:style-name="P6">Durch die Verwendung von Frameworks spart der Entwickler sehr viel Zeit, die er sonst damit verbringen müsste, Funktionen selbst zu schreiben, die häufig benötigt werden.</text:p>
      <text:p text:style-name="P2"/>
      <text:p text:style-name="P2"><text:span text:style-name="T4">Frontend</text:span><text:span text:style-name="T9"> – bezeichnet die „vordere“ Schicht eines Softwaresystems.</text:span></text:p>
      <text:p text:style-name="P2"><text:span text:style-name="T9">Das</text:span><text:span text:style-name="T6"> Frontend kann als Schnittstelle zwischen dem Benutzer und dem System angesehen werden. Das Frontend hat die Aufgabe dem Benutzer eine möglichst intuitive Oberfläche bereit zu stellen, die das bedienen eines Sysems vereinfacht und somit eine möglichst hohe akzeptanz erreicht.</text:span></text:p>
      <text:p text:style-name="P2"/>
      <text:p text:style-name="P2"><text:span text:style-name="T7">GUI</text:span><text:span text:style-name="T5"> - "Graphical User Interface"</text:span></text:p>
      <text:p text:style-name="P5">Der Englische Begriff für grafische Oberflächen. Die dem Benutzer einer Software, einen möglichst effektiven Einsatz von Software ermöglichen soll.</text:p>
      <text:p text:style-name="P2"/>
      <text:p text:style-name="P2"><text:soft-page-break/><text:span text:style-name="T8">Hostsystem</text:span><text:span text:style-name="T5"> – Das Hostsystem bezeichnet die Hardwareplattform also das Rechensystem auf dem die Software laufen soll.</text:span></text:p>
      <text:p text:style-name="P2"/>
      <text:p text:style-name="P2"><text:span text:style-name="T7">IDE</text:span><text:span text:style-name="T5"> - Integrated Development Environment</text:span></text:p>
      <text:p text:style-name="P5">Ist eine Sammlung von Programmen in einem Programmpaket oder Editor, der es dem Entwickler ermöglicht alle zum Entwicklungsprozess benötigten Werkzeuge in einer Oberfläche zu vereinen. Dies beinhaltet i.d.R einen Editor, Compiler, Debugger, Syntax Highlighting etc. <text:s/></text:p>
      <text:p text:style-name="P2"/>
      <text:p text:style-name="P2"/>
      <text:p text:style-name="P2"><text:span text:style-name="T8">Kiosk</text:span><text:span text:style-name="T6"> – bezeichnet die Verkaufsstelle bzw. im Kontext machner Software einen Modus der darauf ausgelegt ist auf speziellen Maschinen zu laufen. Im „Kioskmodus“ hat der Anwender nur noch eingeschränkte Möglichkeiten, kann z.B. das Programm nicht schließen oder andere Anweisungen ausführen. Das dient meist </text:span><text:span text:style-name="T6">dazu eine nahtlose grafische oberfläche anzubieten.</text:span></text:p>
      <text:p text:style-name="P2"/>
      <text:p text:style-name="P2"><text:span text:style-name="T7">MinGW</text:span><text:span text:style-name="T5"> - Minimalist GNU for Windows <text:s/>ist die Portierung der GNU Compiler Collection auf Windows Systeme und ermöglicht dem Programmierer C, C++ und weitere Compiler unter Windows zu nutzen.</text:span></text:p>
      <text:p text:style-name="P2"/>
      <text:p text:style-name="P42"><text:span text:style-name="T2">Parser</text:span><text:span text:style-name="T9"> – ein Parser ist ein Programm oder ein Teil eines Programmes das dazu entwickelt worden ist eine Eingabe nach einem festgelegten Schema zu durchsuchen und in ein für die <text:s/>Weiterverarbeitung brauchbares Format zu wandeln.</text:span></text:p>
      <text:p text:style-name="P2"/>
      <text:p text:style-name="P2"><text:span text:style-name="T8">POS </text:span><text:span text:style-name="T6">– Point of Sale</text:span></text:p>
      <text:p text:style-name="P8">Zu Deutsch Verkaufsort, bezeichnet aus Sicht des Käufers die Einkaufsstelle und aus Sicht des Verkäufers die Verkaufsstelle. </text:p>
      <text:p text:style-name="P2"/>
      <text:p text:style-name="P2"><text:span text:style-name="T8">Proof of Concept </text:span><text:span text:style-name="T6">- </text:span><text:span text:style-name="T12">Anhand eines Prototypen wird die prinzipielle Durchführbarkeit eines Vorhabens</text:span></text:p>
      <text:p text:style-name="P9">getestet und je nach Ausgang eine Entscheidung über die weitere Durchführung eines Projektes gefällt.</text:p>
      <text:p text:style-name="P2"/>
      <text:p text:style-name="P2"><text:span text:style-name="T3">Qt</text:span><text:span text:style-name="T2"> - Ein sehr umfangreiches, starkes und gut dokumentiertes Framework für Programme mit vorwiegend grafischen Benutzer Schnittstellen. Wird derzeit noch von Nokia unterstützt, um Anwendungen der nächsten Generation auf Mobile Plattformen zu bringen. Darüber hinaus gibt es eine Vielzahl von Software, die mit Hilfe dieses Frameworks entwickelt wurden. Sowohl Wissenschaftliche als auch Militärische Einrichtungen verwenden </text:span><text:soft-page-break/><text:span text:style-name="T2">Software auf dieser Basis. Dank dieses Frameworks kann heute selbst unter C++ noch effektiv und schnell programmiert werden.</text:span></text:p>
      <text:p text:style-name="P2"/>
      <text:p text:style-name="P2"><text:span text:style-name="T3">Semantic Navigation - </text:span><text:span text:style-name="T2">Diese Technik bieten manche modernen IDEs, um dem Entwickler Vorschläge zu machen, auch welche Methode oder Member variablen er in einem bestimmten Semantischen Kontext zugreifen kann. Diese Funktion zeigt dem Entwickler schnell, ob er möglicherweise in einem beliebigen Umfeld noch keinen Zugriff auf bestimmte Methode oder Variablen hat. Dies spart zusätzlich Zeit, da der Entwickler nicht erst beim Kompilieren den Fehler entdeckt. </text:span></text:p>
      <text:p text:style-name="P2"/>
      <text:p text:style-name="P2"><text:span text:style-name="T3">Syntax Highlighting</text:span><text:span text:style-name="T2"> - Ist eine Technik in modernen Editoren, die es ermöglicht Sprachspezifische Elemente Farblich hervor zu heben, um so dem Programmierer einen schnelleren Blick auf bestimmte Sprachelemente zu ermöglichen.</text:span></text:p>
      <text:p text:style-name="P2"/>
      <text:p text:style-name="P2"><text:span text:style-name="T4">Telemetrie</text:span><text:span text:style-name="T9"> – auch Fernmessung bezeichnet ein Verfahren, bei dem Daten an einem Ort aufgezeichnet werden und zu einer räumlich getrennten Sammelstelle übertragen werden. Die Daten können in der Sammelstelle entweder archiviert oder ausgewertet werden.</text:span></text:p>
      <text:p text:style-name="P2"><text:span text:style-name="T9"/></text:p>
      <text:p text:style-name="P39">User-Interface<text:span text:style-name="T13"> – Oberbegriff für Benutzerschnittstellen zwischen dem Anwender und dem System. Die Aufgabe eines User-Interfaces ist es dem Benutzer seine Aufgabe so leicht wie möglich zu gestalten. Dabei spielen viele Faktoren eine Rolle wenn es um die Akzeptanz einer Software geht.</text:span></text:p>
      <text:p text:style-name="P39"/>
      <text:p text:style-name="P2"><text:span text:style-name="T4">Vending</text:span><text:span text:style-name="T9"> – ist ein Begriff der im weiteren Sinne Verkaufsautomaten bzw. Selbstbedienungsautomaten bezeichnet.</text:span></text:p>
      <text:p text:style-name="P2"/>
      <text:p text:style-name="P2"><text:span text:style-name="T3">Widget</text:span><text:span text:style-name="T2"> - Als Widgets werden Komponenten grafischer Oberflächen bezeichnet, die den Benutzer die eigentlichen Schnittstellen zur Interaktion mit dem Programm dienen (Bsp. Eingabezeilen, Buttons, Textfelder etc.). </text:span></text:p>
      <text:p text:style-name="P2"/>
      <text:p text:style-name="P2"/>
      <text:h text:style-name="P46" text:outline-level="1"><text:bookmark text:name="_Toc287379404"/>6 Quellangaben</text:h>
      <text:p text:style-name="P13"/>
      <text:p text:style-name="P13"><text:bookmark text:name="_Toc2872904451"/></text:p>
      <text:h text:style-name="P46" text:outline-level="1"><text:bookmark text:name="_Toc287290446"/><text:bookmark text:name="_Toc287379405"/><text:soft-page-break/>7 Anlageverzeichnis</text:h>
      <text:p text:style-name="P2"/>
      <text:p text:style-name="P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sans-serif" svg:font-family="sans-serif"/>
    <style:font-face style:name="Droid Sans Fallback1" svg:font-family="'Droid Sans Fallback'"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176cm" fo:text-align="start" style:justify-single-word="false" fo:orphans="0" fo:widows="0" fo:hyphenation-ladder-count="no-limit" style:writing-mode="lr-tb">
        <style:tab-stops>
          <style:tab-stop style:position="1.249cm"/>
        </style:tab-stops>
      </style:paragraph-properties>
      <style:text-properties fo:color="#00000a" style:font-name="Liberation Serif" fo:font-size="12pt" fo:language="de" fo:country="DE" style:font-name-asian="Droid Sans Fallback" style:font-size-asian="12pt" style:language-asian="hi" style:country-asian="I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size-complex="12.5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size-complex="10.5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name-complex="Mangal" style:font-size-complex="10.5pt"/>
    </style:style>
    <style:style style:name="Contents_20_Heading" style:display-name="Contents Heading" style:family="paragraph" style:parent-style-name="Heading_20_1" style:default-outline-level="" style:list-style-name="" style:class="index">
      <style:paragraph-properties style:line-height-at-least="0.487cm" fo:orphans="2" fo:widows="2" fo:hyphenation-ladder-count="no-limit" text:number-lines="false" text:line-number="0"/>
      <style:text-properties fo:font-size="16pt" fo:font-weight="bold" style:font-size-asian="16pt" style:language-asian="en" style:country-asian="US" style:font-weight-asian="bold" style:font-size-complex="14pt" style:language-complex="ar" style:country-complex="SA" style:font-weight-complex="bold" fo:hyphenate="true" fo:hyphenation-remain-char-count="2" fo:hyphenation-push-char-count="2"/>
    </style:style>
    <style:style style:name="Balloon_20_Text" style:display-name="Balloon Text" style:family="paragraph" style:parent-style-name="Standard" style:default-outline-level="">
      <style:text-properties style:font-name="Tahoma" fo:font-size="8pt" style:font-size-asian="8pt" style:font-name-complex="Mangal" style:font-size-complex="7pt"/>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text-properties style:font-name-complex="Mangal" style:font-size-complex="10.5pt"/>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925cm" style:type="right" style:leader-style="dotted" style:leader-text="."/>
        </style:tab-stops>
      </style:paragraph-properties>
      <style:text-properties style:font-name-complex="Mangal" style:font-size-complex="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849cm" style:type="right" style:leader-style="dotted" style:leader-text="."/>
        </style:tab-stops>
      </style:paragraph-properties>
      <style:text-properties style:font-name-complex="Mangal" style:font-size-complex="10.5pt"/>
    </style:style>
    <style:style style:name="Preformatted_20_Text" style:display-name="Preformatted Text" style:family="paragraph" style:parent-style-name="Standard" style:default-outline-level=""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style:font-name-complex="Mangal" style:font-size-complex="10.5pt"/>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writing-mode="lr-tb">
        <style:tab-stops>
          <style:tab-stop style:position="1.249cm"/>
        </style:tab-stops>
      </style:paragraph-properties>
      <style:text-properties fo:color="#00000a" style:font-name="Liberation Serif" fo:font-size="12pt" fo:language="de" fo:country="DE" style:font-name-asian="Droid Sans Fallback" style:font-size-asian="12pt" style:language-asian="zh" style:country-asian="CN"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size="14pt" fo:font-weight="bold" style:font-size-asian="14pt" style:language-asian="hi" style:country-asian="IN" style:font-weight-asian="bold" style:font-size-complex="12.5pt" style:language-complex="hi" style:country-complex="IN" style:font-weight-complex="bold"/>
    </style:style>
    <style:style style:name="Sprechblasentext_20_Zchn" style:display-name="Sprechblasentext Zchn" style:family="text" style:parent-style-name="Default_20_Paragraph_20_Font">
      <style:text-properties style:font-name="Tahoma" fo:font-size="8pt" style:font-name-asian="Droid Sans Fallback" style:font-size-asian="8pt" style:language-asian="hi" style:country-asian="IN" style:font-name-complex="Mangal" style:font-size-complex="7pt" style:language-complex="hi" style:country-complex="IN"/>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Überschrift_20_2_20_Zchn" style:display-name="Überschrift 2 Zchn" style:family="text" style:parent-style-name="Default_20_Paragraph_20_Font">
      <style:text-properties fo:color="#4f81bd" style:font-name="Cambria" fo:font-size="13pt" fo:font-weight="bold" style:font-size-asian="13pt" style:language-asian="hi" style:country-asian="IN" style:font-weight-asian="bold" style:font-size-complex="11.5pt" style:language-complex="hi" style:country-complex="IN" style:font-weight-complex="bold"/>
    </style:style>
    <style:style style:name="Überschrift_20_3_20_Zchn" style:display-name="Überschrift 3 Zchn" style:family="text" style:parent-style-name="Default_20_Paragraph_20_Font">
      <style:text-properties fo:color="#4f81bd" style:font-name="Cambria" fo:font-size="12pt" fo:font-weight="bold" style:font-size-asian="12pt" style:language-asian="hi" style:country-asian="IN" style:font-weight-asian="bold" style:font-size-complex="10.5pt" style:language-complex="hi" style:country-complex="IN" style:font-weight-complex="bold"/>
    </style:style>
    <style:style style:name="Kopfzeile_20_Zchn" style:display-name="Kopfzeile Zchn" style:family="text" style:parent-style-name="Default_20_Paragraph_20_Font">
      <style:text-properties style:font-name="Liberation Serif" fo:font-size="12pt" style:font-name-asian="Droid Sans Fallback" style:font-size-asian="12pt" style:language-asian="hi" style:country-asian="IN" style:font-name-complex="Mangal" style:font-size-complex="10.5pt" style:language-complex="hi" style:country-complex="IN"/>
    </style:style>
    <style:style style:name="Fußzeile_20_Zchn" style:display-name="Fußzeile Zchn" style:family="text" style:parent-style-name="Default_20_Paragraph_20_Font">
      <style:text-properties style:font-name="Liberation Serif" fo:font-size="12pt" style:font-name-asian="Droid Sans Fallback" style:font-size-asian="12pt" style:language-asian="hi" style:country-asian="IN" style:font-name-complex="Mangal" style:font-size-complex="10.5pt" style:language-complex="hi" style:country-complex="IN"/>
    </style:style>
    <style:style style:name="Kein_20_Leerraum_20_Zchn" style:display-name="Kein Leerraum Zchn" style:family="text" style:parent-style-name="Default_20_Paragraph_20_Font"/>
    <style:style style:name="ListLabel_20_1" style:display-name="ListLabel 1"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Cambria" fo:font-weight="bold" style:font-weight-asian="bold"/>
    </style:style>
    <style:page-layout style:name="Mpm1">
      <style:page-layout-properties fo:page-width="21.001cm" fo:page-height="29.7cm" style:num-format="1" style:print-orientation="portrait" fo:margin-top="1.27cm" fo:margin-bottom="1.27cm" fo:margin-left="3.175cm" fo:margin-right="3.175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Projektdokumentation - Projekt42</text:p>
      </style:header>
      <style:footer>
        <text:p text:style-name="No_20_Spacing"><text:span text:style-name="MT1">Seite </text:span>-<text:page-number text:select-page="current">16</text:page-number></text:p>
        <text:p text:style-name="Header"/>
        <text:p text:style-name="Header"/>
        <text:p text:style-name="MP1"/>
        <text:p text:style-name="Head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8:19:00</meta:creation-date>
    <meta:initial-creator>Schneidi</meta:initial-creator>
    <dc:creator>Jan Schneidereit</dc:creator>
    <meta:print-date>2011-03-08T09:20:00</meta:print-date>
    <dc:date>2011-05-10T14:07:48</dc:date>
    <meta:editing-cycles>36</meta:editing-cycles>
    <meta:editing-duration>PT4H38M36S</meta:editing-duration>
    <meta:generator>LibreOffice/3.3$Unix OpenOffice.org_project/330m12$Build-2</meta:generator>
    <meta:document-statistic meta:table-count="1" meta:image-count="0" meta:object-count="0" meta:page-count="16" meta:paragraph-count="154" meta:word-count="2529" meta:character-count="18951"/>
    <meta:template xlink:type="simple" xlink:actuate="onRequest" xlink:title="Normal.dotm" xlink:href=""/>
  </office:meta>
</office:document-meta>
</file>